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6.08cm"/>
    </style:style>
    <style:style style:name="co6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0"/>
    <style:style style:name="ce11" style:family="table-cell" style:parent-style-name="Default" style:data-style-name="N121"/>
    <style:style style:name="ce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2"/>
        <table:table-column table:style-name="co3" table:default-cell-style-name="Default"/>
        <table:table-column table:style-name="co6" table:default-cell-style-name="Default"/>
        <table:table-row table:style-name="ro1">
          <table:table-cell/>
          <table:table-cell table:style-name="ce9" office:value-type="string" calcext:value-type="string">
            <text:p>GAP / um</text:p>
          </table:table-cell>
          <table:table-cell table:style-name="ce9" office:value-type="string" calcext:value-type="string">
            <text:p>1D Therory FSR / nm</text:p>
          </table:table-cell>
          <table:table-cell table:style-name="ce9" office:value-type="string" calcext:value-type="string">
            <text:p>1D Sim FSR / nm</text:p>
          </table:table-cell>
          <table:table-cell table:style-name="ce9" office:value-type="string" calcext:value-type="string">
            <text:p>2D cropped Sim FSR Mode 1 / nm</text:p>
          </table:table-cell>
          <table:table-cell table:style-name="ce9" office:value-type="string" calcext:value-type="string">
            <text:p>Experimental FSR / nm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66" calcext:value-type="float">
            <text:p>1.66</text:p>
          </table:table-cell>
          <table:table-cell office:value-type="float" office:value="1.623" calcext:value-type="float">
            <text:p>1.623</text:p>
          </table:table-cell>
          <table:table-cell table:formula="of:=1543.61-1539.75" office:value-type="float" office:value="3.8599999999999" calcext:value-type="float">
            <text:p>3.860</text:p>
          </table:table-cell>
          <table:table-cell table:formula="of:=1572.2-1548.6" office:value-type="float" office:value="23.6000000000001" calcext:value-type="float">
            <text:p>23.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  <table:table-cell table:style-name="ce10" office:value-type="float" office:value="0.8" calcext:value-type="float">
            <text:p>0.8</text:p>
          </table:table-cell>
          <table:table-cell table:formula="of:=1551.334-1550.363" office:value-type="float" office:value="0.971000000000004" calcext:value-type="float">
            <text:p>0.971</text:p>
          </table:table-cell>
          <table:table-cell table:formula="of:=1561.06-1554.057" office:value-type="float" office:value="7.00299999999993" calcext:value-type="float">
            <text:p>7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6" calcext:value-type="float">
            <text:p>0.406</text:p>
          </table:table-cell>
          <table:table-cell table:formula="of:=1550.644-1550.204" office:value-type="float" office:value="0.440000000000055" calcext:value-type="float">
            <text:p>0.440</text:p>
          </table:table-cell>
          <table:table-cell table:formula="of:=1567.8-1564.4" office:value-type="float" office:value="3.39999999999986" calcext:value-type="float">
            <text:p>3.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48:21.176209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1:08:40.953217953</meta:creation-date>
    <dc:date>2022-04-26T10:45:50.223814608</dc:date>
    <meta:editing-duration>PT46M2S</meta:editing-duration>
    <meta:editing-cycles>5</meta:editing-cycles>
    <meta:generator>LibreOffice/7.3.3.2$Linux_X86_64 LibreOffice_project/30$Build-2</meta:generator>
    <meta:document-statistic meta:table-count="1" meta:cell-count="20" meta:object-count="0"/>
  </office:meta>
</office:document-meta>
</file>